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auto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List_20_Paragraph" style:list-style-name="WWNum2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emos guardar películas en un fichero de acceso aleatorio. Cada una de las películas consta de los siguientes datos:</text:p>
      <text:list xml:id="list5470983629812206209" text:style-name="WWNum1">
        <text:list-item>
          <text:p text:style-name="P3">Id: Un número del 1 al 9 para identificar la película.</text:p>
        </text:list-item>
        <text:list-item>
          <text:p text:style-name="P3">Título: nombre de la película. Su longitud no será mayor de 30 caracteres.</text:p>
        </text:list-item>
        <text:list-item>
          <text:p text:style-name="P3">nombreDirector: director de la película. Su longitud no será mayor de 20 caracteres.</text:p>
        </text:list-item>
        <text:list-item>
          <text:p text:style-name="P3">duración: duración de la película. Número entre 1 y 999.</text:p>
        </text:list-item>
        <text:list-item>
          <text:p text:style-name="P3">a quien va destinada: ‘T’ para todos los públicos y ‘A’ para adultos.</text:p>
        </text:list-item>
      </text:list>
      <text:p text:style-name="P1">El programa contendrá las opciones de:</text:p>
      <text:list xml:id="list4577689859221028465" text:style-name="WWNum2">
        <text:list-item>
          <text:p text:style-name="P4">Creación de una película</text:p>
        </text:list-item>
        <text:list-item>
          <text:p text:style-name="P4">Listado de la película</text:p>
        </text:list-item>
        <text:list-item>
          <text:p text:style-name="P4">Sal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</meta:initial-creator>
    <meta:editing-cycles>2</meta:editing-cycles>
    <meta:creation-date>2022-11-07T07:26:00</meta:creation-date>
    <dc:date>2022-11-08T17:18:26.04</dc:date>
    <meta:editing-duration>PT20S</meta:editing-duration>
    <meta:generator>OpenOffice/4.1.13$Win32 OpenOffice.org_project/4113m1$Build-9810</meta:generator>
    <meta:document-statistic meta:table-count="0" meta:image-count="0" meta:object-count="0" meta:page-count="1" meta:paragraph-count="10" meta:word-count="102" meta:character-count="553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